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co1" style:family="table-column">
      <style:table-column-properties style:column-width="6.646cm" style:use-optimal-column-width="false"/>
    </style:style>
    <style:style style:name="co2" style:family="table-column">
      <style:table-column-properties style:column-width="3.323cm" style:use-optimal-column-width="false"/>
    </style:style>
    <style:style style:name="co3" style:family="table-column">
      <style:table-column-properties style:column-width="3.326cm" style:use-optimal-column-width="false"/>
    </style:style>
    <style:style style:name="co4" style:family="table-column">
      <style:table-column-properties style:column-width="3.325cm" style:use-optimal-column-width="false"/>
    </style:style>
    <style:style style:name="ro1" style:family="table-row">
      <style:table-row-properties style:row-height="1.093cm"/>
    </style:style>
    <style:style style:name="ro2" style:family="table-row">
      <style:table-row-properties style:row-height="0.88cm"/>
    </style:style>
    <style:style style:name="ro3" style:family="table-row">
      <style:table-row-properties style:row-height="1.893cm"/>
    </style:style>
    <style:style style:name="ro4" style:family="table-row">
      <style:table-row-properties style:row-height="1.104cm"/>
    </style:style>
    <style:style style:name="ce1" style:family="table-cell">
      <style:graphic-properties style:repeat="repeat"/>
    </style:style>
    <style:style style:name="ce2" style:family="table-cell">
      <style:graphic-properties draw:fill="solid" style:repeat="repeat"/>
    </style:style>
    <style:style style:name="ce3" style:family="table-cell">
      <style:graphic-properties style:repeat="repeat"/>
      <style:text-properties fo:font-size="22pt" style:font-size-asian="22pt" style:font-size-complex="22pt"/>
    </style:style>
    <style:style style:name="ce4" style:family="table-cell">
      <style:graphic-properties style:repeat="repeat"/>
      <style:text-properties fo:font-weight="normal" style:font-weight-asian="normal" style:font-weight-complex="normal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854cm" presentation:class="title" presentation:user-transformed="true">
          <draw:text-box>
            <text:p>Improved Gestures for Text Manipulation</text:p>
          </draw:text-box>
        </draw:frame>
        <draw:frame presentation:style-name="pr2" draw:layer="layout" svg:width="25.199cm" svg:height="13.609cm" svg:x="1.4cm" svg:y="5.03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ests</text:p>
          </draw:text-box>
        </draw:frame>
        <draw:frame presentation:style-name="pr2" draw:text-style-name="P1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standard" draw:layer="layout" svg:width="19.942cm" svg:height="14.898cm" svg:x="4.521cm" svg:y="4.2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 table:number-columns-spanned="2">
                <text:p>User 1</text:p>
              </table:table-cell>
              <table:covered-table-cell/>
              <table:table-cell table:number-columns-spanned="2">
                <text:p>User 2</text:p>
              </table:table-cell>
              <table:covered-table-cell/>
            </table:table-row>
            <table:table-row table:style-name="ro2" table:default-cell-style-name="ce1">
              <table:table-cell/>
              <table:table-cell>
                <text:p>Existing</text:p>
              </table:table-cell>
              <table:table-cell>
                <text:p>New</text:p>
              </table:table-cell>
              <table:table-cell>
                <text:p>Existing</text:p>
              </table:table-cell>
              <table:table-cell>
                <text:p>New</text:p>
              </table:table-cell>
            </table:table-row>
            <table:table-row table:style-name="ro1" table:default-cell-style-name="ce3">
              <table:table-cell table:style-name="ce2">
                <text:p>Word Selection</text:p>
              </table:table-cell>
              <table:table-cell>
                <text:p>15608</text:p>
              </table:table-cell>
              <table:table-cell>
                <text:p>12124</text:p>
              </table:table-cell>
              <table:table-cell table:style-name="ce4">
                <text:p>9325</text:p>
              </table:table-cell>
              <table:table-cell table:style-name="ce1">
                <text:p>9617</text:p>
              </table:table-cell>
            </table:table-row>
            <table:table-row table:style-name="ro1" table:default-cell-style-name="ce1">
              <table:table-cell/>
              <table:table-cell table:style-name="ce3">
                <text:p>13385</text:p>
              </table:table-cell>
              <table:table-cell table:style-name="ce3">
                <text:p>8604</text:p>
              </table:table-cell>
              <table:table-cell>
                <text:p>8765</text:p>
              </table:table-cell>
              <table:table-cell>
                <text:p>9455</text:p>
              </table:table-cell>
            </table:table-row>
            <table:table-row table:style-name="ro1" table:default-cell-style-name="ce1">
              <table:table-cell>
                <text:p>Line Selection</text:p>
              </table:table-cell>
              <table:table-cell table:style-name="ce3">
                <text:p>16513</text:p>
              </table:table-cell>
              <table:table-cell table:style-name="ce3">
                <text:p>15648</text:p>
              </table:table-cell>
              <table:table-cell>
                <text:p>13148</text:p>
              </table:table-cell>
              <table:table-cell>
                <text:p>14193</text:p>
              </table:table-cell>
            </table:table-row>
            <table:table-row table:style-name="ro1" table:default-cell-style-name="ce1">
              <table:table-cell/>
              <table:table-cell table:style-name="ce3">
                <text:p>18965</text:p>
              </table:table-cell>
              <table:table-cell table:style-name="ce3">
                <text:p>12072</text:p>
              </table:table-cell>
              <table:table-cell>
                <text:p>25968</text:p>
              </table:table-cell>
              <table:table-cell>
                <text:p>14443</text:p>
              </table:table-cell>
            </table:table-row>
            <table:table-row table:style-name="ro1" table:default-cell-style-name="ce1">
              <table:table-cell/>
              <table:table-cell>
                <text:p>14903</text:p>
              </table:table-cell>
              <table:table-cell>
                <text:p>17822</text:p>
              </table:table-cell>
              <table:table-cell>
                <text:p>11130</text:p>
              </table:table-cell>
              <table:table-cell>
                <text:p>17052</text:p>
              </table:table-cell>
            </table:table-row>
            <table:table-row table:style-name="ro3" table:default-cell-style-name="ce1">
              <table:table-cell>
                <text:p>Paragraph Selection(scrolling)</text:p>
              </table:table-cell>
              <table:table-cell>
                <text:p>27835</text:p>
              </table:table-cell>
              <table:table-cell>
                <text:p>18912</text:p>
              </table:table-cell>
              <table:table-cell>
                <text:p>20853</text:p>
              </table:table-cell>
              <table:table-cell>
                <text:p>28915</text:p>
              </table:table-cell>
            </table:table-row>
            <table:table-row table:style-name="ro1" table:default-cell-style-name="ce1">
              <table:table-cell/>
              <table:table-cell>
                <text:p>23419</text:p>
              </table:table-cell>
              <table:table-cell>
                <text:p>19765</text:p>
              </table:table-cell>
              <table:table-cell>
                <text:p>27960</text:p>
              </table:table-cell>
              <table:table-cell>
                <text:p>23291</text:p>
              </table:table-cell>
            </table:table-row>
            <table:table-row table:style-name="ro1" table:default-cell-style-name="ce1">
              <table:table-cell/>
              <table:table-cell>
                <text:p>19207</text:p>
              </table:table-cell>
              <table:table-cell>
                <text:p>17967</text:p>
              </table:table-cell>
              <table:table-cell>
                <text:p>23430</text:p>
              </table:table-cell>
              <table:table-cell>
                <text:p>19531</text:p>
              </table:table-cell>
            </table:table-row>
            <table:table-row table:style-name="ro1" table:default-cell-style-name="ce1">
              <table:table-cell>
                <text:p>Selection in Textbox</text:p>
              </table:table-cell>
              <table:table-cell>
                <text:p>30887</text:p>
              </table:table-cell>
              <table:table-cell>
                <text:p>15856</text:p>
              </table:table-cell>
              <table:table-cell>
                <text:p>32492</text:p>
              </table:table-cell>
              <table:table-cell>
                <text:p>10868</text:p>
              </table:table-cell>
            </table:table-row>
            <table:table-row table:style-name="ro1" table:default-cell-style-name="ce1">
              <table:table-cell/>
              <table:table-cell>
                <text:p>41858</text:p>
              </table:table-cell>
              <table:table-cell>
                <text:p>10870</text:p>
              </table:table-cell>
              <table:table-cell>
                <text:p>39105</text:p>
              </table:table-cell>
              <table:table-cell>
                <text:p>15021</text:p>
              </table:table-cell>
            </table:table-row>
            <table:table-row table:style-name="ro4" table:default-cell-style-name="ce1">
              <table:table-cell/>
              <table:table-cell>
                <text:p>29983</text:p>
              </table:table-cell>
              <table:table-cell>
                <text:p>18945</text:p>
              </table:table-cell>
              <table:table-cell>
                <text:p>20184</text:p>
              </table:table-cell>
              <table:table-cell>
                <text:p>1856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reksha </meta:initial-creator>
    <meta:creation-date>2012-07-25T10:48:17</meta:creation-date>
    <meta:editing-duration>PT09H56M40S</meta:editing-duration>
    <meta:editing-cycles>7</meta:editing-cycles>
    <dc:date>2012-07-25T21:00:07</dc:date>
    <dc:creator>Preksha </dc:creator>
    <meta:generator>OpenOffice.org/3.2$Unix OpenOffice.org_project/320m12$Build-9483</meta:generator>
    <meta:document-statistic meta:object-count="30"/>
  </office:meta>
</office:document-meta>
</file>